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7fd" officeooo:paragraph-rsid="001637f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637fd" officeooo:paragraph-rsid="001637fd" style:font-weight-asian="bold" style:font-weight-complex="bold"/>
    </style:style>
    <style:style style:name="P4" style:family="paragraph" style:parent-style-name="Standard">
      <style:text-properties fo:font-weight="normal" officeooo:rsid="001637fd" officeooo:paragraph-rsid="001637f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o requetes sql</text:p>
      <text:p text:style-name="P1"/>
      <text:p text:style-name="P2">1) afficher toutes les marques de voitures</text:p>
      <text:p text:style-name="P1">SELECT `marque`</text:p>
      <text:p text:style-name="P1">FROM `voiture`</text:p>
      <text:p text:style-name="P1"/>
      <text:p text:style-name="P2">2) Afficher les marques et les couleurs de toutes les voitures</text:p>
      <text:p text:style-name="P1">SELECT `marque` , `couleur`<text:line-break/>FROM `voiture</text:p>
      <text:p text:style-name="P1"/>
      <text:p text:style-name="P1"><text:span text:style-name="T1">3) Afficher les immatriculations des voitures rouges</text:span></text:p>
      <text:p text:style-name="P1">SELECT immatriculation<text:line-break/>FROM voiture<text:line-break/>WHERE couleur = "rouge" </text:p>
      <text:p text:style-name="P1"/>
      <text:p text:style-name="P3">4)afficher les informations sur les clients qui habitent au Camp Nou (Barcelone)</text:p>
      <text:p text:style-name="P1">SELECT *</text:p>
      <text:p text:style-name="P1">FROM client</text:p>
      <text:p text:style-name="P1">WHERE adresse=« Camp Nou »</text:p>
      <text:p text:style-name="P1"/>
      <text:p text:style-name="P3">5)Afficher toutes les informations concernant les voitures ayant un kilométrage supérieur à 10000 </text:p>
      <text:p text:style-name="P1">SELECT *</text:p>
      <text:p text:style-name="P1">FROM voiture</text:p>
      <text:p text:style-name="P1">WHERE kilometrage&gt;10000</text:p>
      <text:p text:style-name="P1"/>
      <text:p text:style-name="P3">6)Afficher les immatriculation des voitures essence ayant un nombre de porte égal à 4</text:p>
      <text:p text:style-name="P1">SELECT immatriculation<text:line-break/>FROM voiture<text:line-break/>WHERE energie = "essence"<text:line-break/>AND nmb_porte = "4" </text:p>
      <text:p text:style-name="P1"/>
      <text:p text:style-name="P3">7) Afficher l’immatriculation, la marque, le modèle et la couleur de toutes les voiture Audi</text:p>
      <text:p text:style-name="P4">SELECT immatriculation, marque, couleur<text:line-break/>FROM voiture<text:line-break/>WHERE marque = "Audi"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4:58:13.706000000</meta:creation-date>
    <dc:date>2023-12-01T15:43:14.610000000</dc:date>
    <meta:editing-duration>PT45M1S</meta:editing-duration>
    <meta:editing-cycles>1</meta:editing-cycles>
    <meta:document-statistic meta:table-count="0" meta:image-count="0" meta:object-count="0" meta:page-count="1" meta:paragraph-count="20" meta:word-count="137" meta:character-count="902" meta:non-whitespace-character-count="781"/>
    <meta:generator>LibreOffice/7.6.2.1$Windows_X86_64 LibreOffice_project/56f7684011345957bbf33a7ee678afaf4d2ba333</meta:generator>
  </office:meta>
</office:document-meta>
</file>